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L</mi>
        <mi>l</mi>
      </msub>
      <mrow>
        <mi/>
        <mo stretchy="false">=</mo>
        <mi/>
      </mrow>
      <mrow>
        <munderover>
          <mo stretchy="false">∑</mo>
          <mrow>
            <mi>m</mi>
            <mo stretchy="false">=</mo>
            <mn>1</mn>
          </mrow>
          <mn>3</mn>
        </munderover>
        <msub>
          <mi>J</mi>
          <mrow>
            <mi>l</mi>
            <mi>m</mi>
          </mrow>
        </msub>
      </mrow>
      <msub>
        <mo stretchy="false">ω</mo>
        <mi>m</mi>
      </msub>
      <mo stretchy="false">⇔</mo>
      <mstyle mathvariant="bold">
        <mrow>
          <mi>L</mi>
        </mrow>
      </mstyle>
      <mrow>
        <mi/>
        <mo stretchy="false">=</mo>
        <mi/>
      </mrow>
      <munder accentunder="true">
        <mstyle mathvariant="bold">
          <mrow>
            <mi>J</mi>
          </mrow>
        </mstyle>
        <mo>̲</mo>
      </munder>
      <mstyle mathvariant="bold">
        <mrow>
          <mo stretchy="false">ω</mo>
        </mrow>
      </mstyle>
    </mrow>
    <annotation encoding="StarMath 5.0">L_l `=` sum from m=1 to 3 J_{l m} %iomega _m dlrarrow bold L `=` underline bold J bold %iomeg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4:15:05.952000000</meta:creation-date>
    <meta:generator>LibreOffice/4.1.4.2$Windows_x86 LibreOffice_project/0a0440ccc0227ad9829de5f46be37cfb6edcf72</meta:generator>
  </office:meta>
</office:document-meta>
</file>